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1.62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2.261cm"/>
    </style:style>
    <style:style style:name="co21" style:family="table-column">
      <style:table-column-properties fo:break-before="auto" style:column-width="2.757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845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2.027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9.167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524cm"/>
    </style:style>
    <style:style style:name="co32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 Field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:</text:p>
          </table:table-cell>
          <table:table-cell table:style-name="Default" office:value-type="string" calcext:value-type="string">
            <text:p>Bit(s)</text:p>
          </table:table-cell>
          <table:table-cell office:value-type="string" calcext:value-type="string">
            <text:p>Formats used in:</text:p>
          </table:table-cell>
          <table:table-cell office:value-type="string" calcext:value-type="string">
            <text:p>Description: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, I</text:p>
          </table:table-cell>
          <table:table-cell/>
        </table:table-row>
        <table:table-row table:style-name="ro1">
          <table:table-cell office:value-type="string" calcext:value-type="string">
            <text:p>AX,A</text:p>
          </table:table-cell>
          <table:table-cell office:value-type="string" calcext:value-type="string">
            <text:p>29,11:15</text:p>
          </table:table-cell>
          <table:table-cell office:value-type="string" calcext:value-type="string">
            <text:p>XX3, XX4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D, X, XL, XX2, XX3, Z22</text:p>
          </table:table-cell>
          <table:table-cell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X, XL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HRBE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B, XL</text:p>
          </table:table-cell>
          <table:table-cell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B, XL, X, XL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X,B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XX2, XX3, XX4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X,C</text:p>
          </table:table-cell>
          <table:table-cell office:value-type="string" calcext:value-type="string">
            <text:p>28,21:25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two’s complement integer which is sign-extended to 64 bits. <text:s/></text:p>
          </table:table-cell>
        </table:table-row>
        <table:table-row table:style-name="ro1">
          <table:table-cell office:value-type="string" calcext:value-type="string">
            <text:p>d0,d1,d2</text:p>
          </table:table-cell>
          <table:table-cell office:value-type="string" calcext:value-type="string">
            <text:p>16:25,11:15,31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office:value-type="string" calcext:value-type="string">
            <text:p>dc,dcm,dx</text:p>
          </table:table-cell>
          <table:table-cell office:value-type="string" calcext:value-type="string">
            <text:p>25,29,11:15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CMX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X, XX2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X, Z22, Z23</text:p>
          </table:table-cell>
          <table:table-cell/>
        </table:table-row>
        <table:table-row table:style-name="ro1">
          <table:table-cell office:value-type="string" calcext:value-type="string">
            <text:p>FRAp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, Z22, Z23</text:p>
          </table:table-cell>
          <table:table-cell/>
        </table:table-row>
        <table:table-row table:style-name="ro1">
          <table:table-cell office:value-type="string" calcext:value-type="string">
            <text:p>F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X, XFL, Z23</text:p>
          </table:table-cell>
          <table:table-cell/>
        </table:table-row>
        <table:table-row table:style-name="ro1">
          <table:table-cell office:value-type="string" calcext:value-type="string">
            <text:p>FRBp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F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X, Z22, Z23</text:p>
          </table:table-cell>
          <table:table-cell/>
        </table:table-row>
        <table:table-row table:style-name="ro1">
          <table:table-cell office:value-type="string" calcext:value-type="string">
            <text:p>F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, Z22, Z23</text:p>
          </table:table-cell>
          <table:table-cell/>
        </table:table-row>
        <table:table-row table:style-name="ro1">
          <table:table-cell office:value-type="string" calcext:value-type="string">
            <text:p>FXM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XFX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8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, I, XL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XO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0: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28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D, DQ, DQE, DS, M, MD, MDS, TX, VA, VX, X, XO, XS 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M, MDS, VA, X, XO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C, XX3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, M, MD, MDS, X, XFL, XO, XS, Z22, Z23 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C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DS, M, MD, MDS, X, XFX, X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DQE, DS, DX, VA, VX, X, XFX, XO, XX2 </text:p>
          </table:table-cell>
          <table:table-cell/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Q, 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, 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MD, XS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integer.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TX, X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, XX2, XX3, XX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unsigned integer. </text:p>
          </table:table-cell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V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VA, VC, VX, 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XFL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BI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MDS, MDS, 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,23:3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,26:28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XS, 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X, XFL, XFX, XL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XO, XX3, Z2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V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5:3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27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A, D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1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29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3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9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:31</text:p>
          </table:table-cell>
          <table:table-cell office:value-type="string" calcext:value-type="string">
            <text:p>DQE, DS, SC</text:p>
          </table:table-cell>
          <table:table-cell/>
        </table:table-row>
      </table:table>
      <table:table table:name="FlowControl Instructions" table:style-name="ta1">
        <table:table-column table:style-name="co5" table:default-cell-style-name="Default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5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" table:default-cell-style-name="ce16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</table:table>
      <table:table table:name="FixedPoint Instructions" table:style-name="ta1"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default-cell-style-name="ce15"/>
        <table:table-column table:style-name="co17" table:default-cell-style-name="ce15"/>
        <table:table-column table:style-name="co18" table:default-cell-style-name="ce14"/>
        <table:table-column table:style-name="co19" table:default-cell-style-name="ce14"/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number-columns-repeated="2" table:default-cell-style-name="ce14"/>
        <table:table-column table:style-name="co1" table:default-cell-style-name="ce15"/>
        <table:table-column table:style-name="co21" table:default-cell-style-name="ce15"/>
        <table:table-column table:style-name="co22" table:default-cell-style-name="ce14"/>
        <table:table-column table:style-name="co23" table:default-cell-style-name="ce14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ce14"/>
        <table:table-column table:style-name="co2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28" table:default-cell-style-name="ce14"/>
        <table:table-column table:style-name="co1" table:default-cell-style-name="ce14"/>
        <table:table-column table:style-name="co1" table:default-cell-style-name="Default"/>
        <table:table-column table:style-name="co29" table:default-cell-style-name="ce14"/>
        <table:table-column table:style-name="co1" table:number-columns-repeated="10" table:default-cell-style-name="Default"/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14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3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4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14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4" office:value-type="string" calcext:value-type="string">
            <text:p>opcode (bin)</text:p>
          </table:table-cell>
          <table:table-cell table:style-name="ce14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6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table table:name="Sheet4" table:style-name="ta1"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nctional unit types:</text:p>
          </table:table-cell>
          <table:table-cell office:value-type="string" calcext:value-type="string">
            <text:p>Fu code</text:p>
          </table:table-cell>
          <table:table-cell/>
          <table:table-cell office:value-type="string" calcext:value-type="string">
            <text:p>Arithmatic operation types:</text:p>
          </table:table-cell>
          <table:table-cell office:value-type="string" calcext:value-type="string">
            <text:p>Arithmatic op code</text:p>
          </table:table-cell>
        </table:table-row>
        <table:table-row table:style-name="ro1">
          <table:table-cell office:value-type="string" calcext:value-type="string">
            <text:p>FX 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 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re 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un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gned 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c un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signed ad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ch un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gned s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M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di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ration types:</text:p>
          </table:table-cell>
          <table:table-cell office:value-type="string" calcext:value-type="string">
            <text:p>Operation type code:</text:p>
          </table:table-cell>
          <table:table-cell/>
          <table:table-cell office:value-type="string" calcext:value-type="string">
            <text:p>Unsigned di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at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ulo sig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o unsign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oad/St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nch/f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le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Righ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low operation typ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sc operation types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numb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nary Coded Deci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rou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conve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d and Generate Sixes</text:p>
          </table:table-cell>
          <table:table-cell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0:58:49.075120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7-25T21:11:35.364048595</dc:date>
    <meta:editing-duration>PT8H54M17S</meta:editing-duration>
    <meta:editing-cycles>24</meta:editing-cycles>
    <meta:generator>LibreOffice/6.4.7.2$Linux_X86_64 LibreOffice_project/40$Build-2</meta:generator>
    <meta:document-statistic meta:table-count="4" meta:cell-count="8806" meta:object-count="0"/>
  </office:meta>
</office:document-meta>
</file>